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0.9285in" fo:margin-left="0.5in" fo:margin-top="0in" fo:margin-bottom="0in" fo:break-before="auto" fo:break-after="auto" table:align="left"/>
    </style:style>
    <style:style style:name="Table2.A" style:family="table-column">
      <style:table-column-properties style:column-width="0.309in"/>
    </style:style>
    <style:style style:name="Table2.B" style:family="table-column">
      <style:table-column-properties style:column-width="0.30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1.4285in" fo:margin-left="0in" fo:margin-top="0in" fo:margin-bottom="0in" table:align="left"/>
    </style:style>
    <style:style style:name="Table3.A" style:family="table-column">
      <style:table-column-properties style:column-width="0.3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3.B1" style:family="table-cell">
      <style:table-cell-properties style:vertical-align="" fo:padding="0.0694in" fo:border="1pt solid #000000"/>
    </style:style>
    <style:style style:name="Table3.C1" style:family="table-cell">
      <style:table-cell-properties style:vertical-align="" fo:padding="0.0694in" fo:border="1pt solid #000000"/>
    </style:style>
    <style:style style:name="Table3.D1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D2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D3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3.D4" style:family="table-cell">
      <style:table-cell-properties style:vertical-align="" fo:padding="0.0694in" fo:border="1pt solid #000000"/>
    </style:style>
    <style:style style:name="Table3.5" style:family="table-row">
      <style:table-row-properties style:min-row-height="0.2917in" fo:keep-together="auto"/>
    </style:style>
    <style:style style:name="Table3.B5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5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4.B1" style:family="table-cell">
      <style:table-cell-properties style:vertical-align="middle" fo:padding="0.0694in" fo:border="1pt solid #000000"/>
    </style:style>
    <style:style style:name="Table4.D1" style:family="table-cell">
      <style:table-cell-properties style:vertical-align="middle" fo:padding="0.0694in" fo:border="1pt solid #000000"/>
    </style:style>
    <style:style style:name="Table4.2" style:family="table-row">
      <style:table-row-properties style:min-row-height="0.2917in" fo:keep-together="auto"/>
    </style:style>
    <style:style style:name="Table4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4.B2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A8" style:family="table-cell">
      <style:table-cell-properties style:vertical-align="" fo:padding="0.0694in" fo:border="1pt solid #000000"/>
    </style:style>
    <style:style style:name="Table4.B9" style:family="table-cell">
      <style:table-cell-properties style:vertical-align="" fo:padding="0.0694in" fo:border="1pt solid #000000"/>
    </style:style>
    <style:style style:name="Table4.B10" style:family="table-cell">
      <style:table-cell-properties style:vertical-align="" fo:padding="0.0694in" fo:border="1pt solid #000000"/>
    </style:style>
    <style:style style:name="Table4.B11" style:family="table-cell">
      <style:table-cell-properties style:vertical-align="" fo:padding="0.0694in" fo:border="1pt solid #000000"/>
    </style:style>
    <style:style style:name="Table4.B12" style:family="table-cell">
      <style:table-cell-properties style:vertical-align="" fo:padding="0.0694in" fo:border="1pt solid #000000"/>
    </style:style>
    <style:style style:name="Table5" style:family="table">
      <style:table-properties style:width="0.9285in" fo:margin-left="0.5in" fo:margin-top="0in" fo:margin-bottom="0in" table:align="left"/>
    </style:style>
    <style:style style:name="Table5.A" style:family="table-column">
      <style:table-column-properties style:column-width="0.309in"/>
    </style:style>
    <style:style style:name="Table5.B" style:family="table-column">
      <style:table-column-properties style:column-width="0.309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1.4285in" fo:margin-left="0in" fo:margin-top="0in" fo:margin-bottom="0in" table:align="left"/>
    </style:style>
    <style:style style:name="Table6.A" style:family="table-column">
      <style:table-column-properties style:column-width="0.35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6.B1" style:family="table-cell">
      <style:table-cell-properties style:vertical-align="" fo:padding="0.0694in" fo:border="1pt solid #000000"/>
    </style:style>
    <style:style style:name="Table6.C1" style:family="table-cell">
      <style:table-cell-properties style:vertical-align="" fo:padding="0.0694in" fo:border="1pt solid #000000"/>
    </style:style>
    <style:style style:name="Table6.D1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D2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D3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D4" style:family="table-cell">
      <style:table-cell-properties style:vertical-align="" fo:padding="0.0694in" fo:border="1pt solid #000000"/>
    </style:style>
    <style:style style:name="Table6.5" style:family="table-row">
      <style:table-row-properties style:min-row-height="0.2917in" fo:keep-together="auto"/>
    </style:style>
    <style:style style:name="Table6.B5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1.567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7.B1" style:family="table-cell">
      <style:table-cell-properties style:vertical-align="middle" fo:padding="0.0694in" fo:border="1pt solid #000000"/>
    </style:style>
    <style:style style:name="Table7.D1" style:family="table-cell">
      <style:table-cell-properties style:vertical-align="middle" fo:padding="0.0694in" fo:border="1pt solid #000000"/>
    </style:style>
    <style:style style:name="Table7.2" style:family="table-row">
      <style:table-row-properties style:min-row-height="0.2917in" fo:keep-together="auto"/>
    </style:style>
    <style:style style:name="Table7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7.B2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7.B4" style:family="table-cell">
      <style:table-cell-properties style:vertical-align="" fo:padding="0.0694in" fo:border="1pt solid #000000"/>
    </style:style>
    <style:style style:name="Table7.A5" style:family="table-cell">
      <style:table-cell-properties style:vertical-align="" fo:padding="0.0694in" fo:border="1pt solid #000000"/>
    </style:style>
    <style:style style:name="Table7.A6" style:family="table-cell">
      <style:table-cell-properties style:vertical-align="" fo:padding="0.0694in" fo:border="1pt solid #000000"/>
    </style:style>
    <style:style style:name="Table7.B7" style:family="table-cell">
      <style:table-cell-properties style:vertical-align="" fo:padding="0.0694in" fo:border="1pt solid #000000"/>
    </style:style>
    <style:style style:name="Table7.A8" style:family="table-cell">
      <style:table-cell-properties style:vertical-align="" fo:padding="0.0694in" fo:border="1pt solid #000000"/>
    </style:style>
    <style:style style:name="Table7.B9" style:family="table-cell">
      <style:table-cell-properties style:vertical-align="" fo:padding="0.0694in" fo:border="1pt solid #000000"/>
    </style:style>
    <style:style style:name="Table7.B10" style:family="table-cell">
      <style:table-cell-properties style:vertical-align="" fo:padding="0.0694in" fo:border="1pt solid #000000"/>
    </style:style>
    <style:style style:name="Table7.B11" style:family="table-cell">
      <style:table-cell-properties style:vertical-align="" fo:padding="0.0694in" fo:border="1pt solid #000000"/>
    </style:style>
    <style:style style:name="Table7.B12" style:family="table-cell">
      <style:table-cell-properties style:vertical-align="" fo:padding="0.0694in" fo:border="1pt solid #000000"/>
    </style:style>
    <style:style style:name="Table8" style:family="table">
      <style:table-properties style:width="0.9285in" fo:margin-left="0.5in" fo:margin-top="0in" fo:margin-bottom="0in" table:align="left"/>
    </style:style>
    <style:style style:name="Table8.A" style:family="table-column">
      <style:table-column-properties style:column-width="0.309in"/>
    </style:style>
    <style:style style:name="Table8.B" style:family="table-column">
      <style:table-column-properties style:column-width="0.309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1.4285in" fo:margin-left="0in" fo:margin-top="0in" fo:margin-bottom="0in" table:align="left"/>
    </style:style>
    <style:style style:name="Table9.A" style:family="table-column">
      <style:table-column-properties style:column-width="0.356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C1" style:family="table-cell">
      <style:table-cell-properties style:vertical-align="" fo:padding="0.0694in" fo:border="1pt solid #000000"/>
    </style:style>
    <style:style style:name="Table9.D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C2" style:family="table-cell">
      <style:table-cell-properties style:vertical-align="" fo:padding="0.0694in" fo:border="1pt solid #000000"/>
    </style:style>
    <style:style style:name="Table9.D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C3" style:family="table-cell">
      <style:table-cell-properties style:vertical-align="" fo:padding="0.0694in" fo:border="1pt solid #000000"/>
    </style:style>
    <style:style style:name="Table9.D3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C4" style:family="table-cell">
      <style:table-cell-properties style:vertical-align="" fo:padding="0.0694in" fo:border="1pt solid #000000"/>
    </style:style>
    <style:style style:name="Table9.D4" style:family="table-cell">
      <style:table-cell-properties style:vertical-align="" fo:padding="0.0694in" fo:border="1pt solid #000000"/>
    </style:style>
    <style:style style:name="Table9.5" style:family="table-row">
      <style:table-row-properties style:min-row-height="0.2917in" fo:keep-together="auto"/>
    </style:style>
    <style:style style:name="Table9.B5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1.567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0.B1" style:family="table-cell">
      <style:table-cell-properties style:vertical-align="middle" fo:padding="0.0694in" fo:border="1pt solid #000000"/>
    </style:style>
    <style:style style:name="Table10.D1" style:family="table-cell">
      <style:table-cell-properties style:vertical-align="middle" fo:padding="0.0694in" fo:border="1pt solid #000000"/>
    </style:style>
    <style:style style:name="Table10.2" style:family="table-row">
      <style:table-row-properties style:min-row-height="0.2917in" fo:keep-together="auto"/>
    </style:style>
    <style:style style:name="Table10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0.B4" style:family="table-cell">
      <style:table-cell-properties style:vertical-align="" fo:padding="0.0694in" fo:border="1pt solid #000000"/>
    </style:style>
    <style:style style:name="Table10.A5" style:family="table-cell">
      <style:table-cell-properties style:vertical-align="" fo:padding="0.0694in" fo:border="1pt solid #000000"/>
    </style:style>
    <style:style style:name="Table10.A6" style:family="table-cell">
      <style:table-cell-properties style:vertical-align="" fo:padding="0.0694in" fo:border="1pt solid #000000"/>
    </style:style>
    <style:style style:name="Table10.B7" style:family="table-cell">
      <style:table-cell-properties style:vertical-align="" fo:padding="0.0694in" fo:border="1pt solid #000000"/>
    </style:style>
    <style:style style:name="Table10.A8" style:family="table-cell">
      <style:table-cell-properties style:vertical-align="" fo:padding="0.0694in" fo:border="1pt solid #000000"/>
    </style:style>
    <style:style style:name="Table10.B9" style:family="table-cell">
      <style:table-cell-properties style:vertical-align="" fo:padding="0.0694in" fo:border="1pt solid #000000"/>
    </style:style>
    <style:style style:name="Table10.B10" style:family="table-cell">
      <style:table-cell-properties style:vertical-align="" fo:padding="0.0694in" fo:border="1pt solid #000000"/>
    </style:style>
    <style:style style:name="Table10.B11" style:family="table-cell">
      <style:table-cell-properties style:vertical-align="" fo:padding="0.0694in" fo:border="1pt solid #000000"/>
    </style:style>
    <style:style style:name="Table10.B12" style:family="table-cell">
      <style:table-cell-properties style:vertical-align="" fo:padding="0.0694in" fo:border="1pt solid #000000"/>
    </style:style>
    <style:style style:name="Table11" style:family="table">
      <style:table-properties style:width="0.9285in" fo:margin-left="0.5in" fo:margin-top="0in" fo:margin-bottom="0in" table:align="left"/>
    </style:style>
    <style:style style:name="Table11.A" style:family="table-column">
      <style:table-column-properties style:column-width="0.309in"/>
    </style:style>
    <style:style style:name="Table11.B" style:family="table-column">
      <style:table-column-properties style:column-width="0.309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1.4285in" fo:margin-left="0in" fo:margin-top="0in" fo:margin-bottom="0in" table:align="left"/>
    </style:style>
    <style:style style:name="Table12.A" style:family="table-column">
      <style:table-column-properties style:column-width="0.356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C1" style:family="table-cell">
      <style:table-cell-properties style:vertical-align="" fo:padding="0.0694in" fo:border="1pt solid #000000"/>
    </style:style>
    <style:style style:name="Table12.D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C2" style:family="table-cell">
      <style:table-cell-properties style:vertical-align="" fo:padding="0.0694in" fo:border="1pt solid #000000"/>
    </style:style>
    <style:style style:name="Table12.D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C3" style:family="table-cell">
      <style:table-cell-properties style:vertical-align="" fo:padding="0.0694in" fo:border="1pt solid #000000"/>
    </style:style>
    <style:style style:name="Table12.D3" style:family="table-cell">
      <style:table-cell-properties style:vertical-align="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C4" style:family="table-cell">
      <style:table-cell-properties style:vertical-align="" fo:padding="0.0694in" fo:border="1pt solid #000000"/>
    </style:style>
    <style:style style:name="Table12.D4" style:family="table-cell">
      <style:table-cell-properties style:vertical-align="" fo:padding="0.0694in" fo:border="1pt solid #000000"/>
    </style:style>
    <style:style style:name="Table12.5" style:family="table-row">
      <style:table-row-properties style:min-row-height="0.2917in" fo:keep-together="auto"/>
    </style:style>
    <style:style style:name="Table12.B5" style:family="table-cell">
      <style:table-cell-properties style:vertical-align="" fo:padding="0.0694in" fo:border="1pt solid #000000"/>
    </style:style>
    <style:style style:name="Table12.B6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1.567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3.B1" style:family="table-cell">
      <style:table-cell-properties style:vertical-align="middle" fo:padding="0.0694in" fo:border="1pt solid #000000"/>
    </style:style>
    <style:style style:name="Table13.D1" style:family="table-cell">
      <style:table-cell-properties style:vertical-align="middle" fo:padding="0.0694in" fo:border="1pt solid #000000"/>
    </style:style>
    <style:style style:name="Table13.2" style:family="table-row">
      <style:table-row-properties style:min-row-height="0.2917in" fo:keep-together="auto"/>
    </style:style>
    <style:style style:name="Table13.A2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3.B2" style:family="table-cell">
      <style:table-cell-properties style:vertical-align="" fo:padding="0.0694in" fo:border="1pt solid #000000"/>
    </style:style>
    <style:style style:name="Table13.B3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3.B4" style:family="table-cell">
      <style:table-cell-properties style:vertical-align="" fo:padding="0.0694in" fo:border="1pt solid #000000"/>
    </style:style>
    <style:style style:name="Table13.A5" style:family="table-cell">
      <style:table-cell-properties style:vertical-align="" fo:padding="0.0694in" fo:border="1pt solid #000000"/>
    </style:style>
    <style:style style:name="Table13.A6" style:family="table-cell">
      <style:table-cell-properties style:vertical-align="" fo:padding="0.0694in" fo:border="1pt solid #000000"/>
    </style:style>
    <style:style style:name="Table13.B7" style:family="table-cell">
      <style:table-cell-properties style:vertical-align="" fo:padding="0.0694in" fo:border="1pt solid #000000"/>
    </style:style>
    <style:style style:name="Table13.A8" style:family="table-cell">
      <style:table-cell-properties style:vertical-align="" fo:padding="0.0694in" fo:border="1pt solid #000000"/>
    </style:style>
    <style:style style:name="Table13.B9" style:family="table-cell">
      <style:table-cell-properties style:vertical-align="" fo:padding="0.0694in" fo:border="1pt solid #000000"/>
    </style:style>
    <style:style style:name="Table13.B10" style:family="table-cell">
      <style:table-cell-properties style:vertical-align="" fo:padding="0.0694in" fo:border="1pt solid #000000"/>
    </style:style>
    <style:style style:name="Table13.B11" style:family="table-cell">
      <style:table-cell-properties style:vertical-align="" fo:padding="0.0694in" fo:border="1pt solid #000000"/>
    </style:style>
    <style:style style:name="Table13.B12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32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33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1" office:value-type="string">
            <text:p text:style-name="Title"><text:bookmark text:name="_ly3kra6qk4bk"/>SOLICITUDES DE CAMBIO</text:p>
            <text:p text:style-name="P33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3"><text:span text:style-name="T1">Grupo: </text:span><text:span text:style-name="T2">3.7</text:span></text:p>
            <text:p text:style-name="P3"><text:span text:style-name="T1">Miembros:</text:span></text:p>
            <text:p text:style-name="P6"><text:span text:style-name="T2">Jaime Borrego Conde</text:span></text:p>
            <text:p text:style-name="P6"><text:span text:style-name="T2">Antonio Campos Gil</text:span></text:p>
            <text:p text:style-name="P6"><text:span text:style-name="T2">Gonzalo Martínez Fernández</text:span></text:p>
            <text:p text:style-name="P6"><text:span text:style-name="T2">Marta Reyes López</text:span></text:p>
            <text:p text:style-name="P6"><text:span text:style-name="T2">Alejandro Sánchez Mayorga</text:span></text:p>
            <text:p text:style-name="P2"><text:span text:style-name="T1">Fecha: </text:span>17/11/2022</text:p>
            <text:p text:style-name="P3"><text:span text:style-name="T1">Patrocinador:</text:span></text:p>
            <text:p text:style-name="P6"><text:span text:style-name="T2">José González Enríquez</text:span>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"><text:span text:style-name="T5">Solicitante:</text:span></text:p>
          </table:table-cell>
          <table:table-cell table:style-name="Table4.B1" office:value-type="string">
            <text:p text:style-name="P3">Jaime Borrego Conde</text:p>
          </table:table-cell>
          <table:table-cell table:style-name="Table4.A1" office:value-type="string">
            <text:p text:style-name="P3"><text:span text:style-name="T5">Fecha de la solicitud:</text:span></text:p>
          </table:table-cell>
          <table:table-cell table:style-name="Table4.D1" office:value-type="string">
            <text:p text:style-name="P4">17 nov 2022</text:p>
          </table:table-cell>
        </table:table-row>
        <table:table-row table:style-name="Table4.2">
          <table:table-cell table:style-name="Table4.A2" office:value-type="string">
            <text:p text:style-name="P3"><text:span text:style-name="T5">Título de la Solicitud</text:span></text:p>
          </table:table-cell>
          <table:table-cell table:style-name="Table4.B2" table:number-columns-spanned="3" office:value-type="string">
            <text:p text:style-name="P3">Matriz de Asignación de Responsabilidades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5">Id de la Solicitud</text:span></text:p>
          </table:table-cell>
          <table:table-cell table:style-name="Table4.B3" table:number-columns-spanned="3" office:value-type="string">
            <text:p text:style-name="P3">S-08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5">Categoría:</text:span></text:p>
          </table:table-cell>
          <table:table-cell table:style-name="Table4.B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.2">
          <table:table-cell table:style-name="Table4.A5" table:number-rows-spanned="2" table:number-columns-spanned="4" office:value-type="string">
            <text:p text:style-name="P6"/>
            <table:table table:name="Table2" table:style-name="Table2">
              <table:table-column table:style-name="Table2.A"/>
              <table:table-column table:style-name="Table2.B" table:number-columns-repeated="2"/>
              <table:table-row table:style-name="Table2.1">
                <table:table-cell table:style-name="Table2.A1" office:value-type="string">
                  <text:list xml:id="list1104692610" text:style-name="WWNum9">
                    <text:list-item>
                      <text:p text:style-name="P7">Alcance</text:p>
                    </text:list-item>
                  </text:list>
                </table:table-cell>
                <table:table-cell table:style-name="Table2.A1" office:value-type="string">
                  <text:list xml:id="list3420969043" text:style-name="WWNum4">
                    <text:list-item>
                      <text:p text:style-name="P8">Coste</text:p>
                    </text:list-item>
                  </text:list>
                </table:table-cell>
                <table:table-cell table:style-name="Table2.A1" office:value-type="string">
                  <text:list xml:id="list681875133" text:style-name="WWNum1">
                    <text:list-item>
                      <text:p text:style-name="P9">Calidad</text:p>
                    </text:list-item>
                  </text:list>
                </table:table-cell>
              </table:table-row>
              <table:table-row table:style-name="Table2.1">
                <table:table-cell table:style-name="Table2.A1" office:value-type="string">
                  <text:list xml:id="list2218144447" text:style-name="WWNum2">
                    <text:list-item>
                      <text:p text:style-name="P10">Calendario</text:p>
                    </text:list-item>
                  </text:list>
                </table:table-cell>
                <table:table-cell table:style-name="Table2.A1" office:value-type="string">
                  <text:list xml:id="list2754667401" text:style-name="WWNum3">
                    <text:list-item>
                      <text:p text:style-name="P11">Requisitos</text:p>
                    </text:list-item>
                  </text:list>
                </table:table-cell>
                <table:table-cell table:style-name="Table2.A1" office:value-type="string">
                  <text:list xml:id="list3716736088" text:style-name="WWNum7">
                    <text:list-item>
                      <text:p text:style-name="P12"><text:span text:style-name="T7">Documentos</text:span></text:p>
                    </text:list-item>
                  </text:list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"><text:span text:style-name="T5">Impacto:</text:span></text:p>
          </table:table-cell>
          <table:table-cell table:style-name="Table4.B7" table:number-columns-spanned="3" office:value-type="string">
            <text:p text:style-name="P3">Medio</text:p>
          </table:table-cell>
          <table:covered-table-cell/>
          <table:covered-table-cell/>
        </table:table-row>
        <table:table-row table:style-name="Table4.2">
          <table:table-cell table:style-name="Table4.A8" table:number-columns-spanned="4" office:value-type="string">
            <text:p text:style-name="P3"/>
            <table:table table:name="Table3" table:style-name="Table3">
              <table:table-column table:style-name="Table3.A" table:number-columns-repeated="4"/>
              <table:table-row table:style-name="Table3.1">
                <table:table-cell table:style-name="Table3.A1" office:value-type="string">
                  <text:p text:style-name="P13">Costes:</text:p>
                </table:table-cell>
                <table:table-cell table:style-name="Table3.B1" office:value-type="string">
                  <text:list xml:id="list1121154311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3.C1" office:value-type="string">
                  <text:list xml:id="list1624484358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3.D1" office:value-type="string">
                  <text:list xml:id="list2841325895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3">Plazos:</text:p>
                </table:table-cell>
                <table:table-cell table:style-name="Table3.B2" office:value-type="string">
                  <text:list xml:id="list123122797997975" text:continue-list="list1121154311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3.C2" office:value-type="string">
                  <text:list xml:id="list123122876898594" text:continue-list="list1624484358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3.D2" office:value-type="string">
                  <text:list xml:id="list123122888892883" text:continue-list="list2841325895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3">Recursos:</text:p>
                </table:table-cell>
                <table:table-cell table:style-name="Table3.B3" office:value-type="string">
                  <text:list xml:id="list123123052460511" text:continue-list="list123122797997975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3.C3" office:value-type="string">
                  <text:list xml:id="list123121389778089" text:continue-list="list123122876898594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3.D3" office:value-type="string">
                  <text:list xml:id="list123122852769087" text:continue-list="list123122888892883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3">Calidad:</text:p>
                </table:table-cell>
                <table:table-cell table:style-name="Table3.B4" office:value-type="string">
                  <text:list xml:id="list123122952914381" text:continue-list="list123123052460511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3.C4" office:value-type="string">
                  <text:list xml:id="list123122158462718" text:continue-list="list123121389778089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3.D4" office:value-type="string">
                  <text:list xml:id="list123122120197993" text:continue-list="list123122852769087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3.5">
                <table:table-cell table:style-name="Table3.A1" table:number-rows-spanned="2" office:value-type="string">
                  <text:p text:style-name="P13">Otros:</text:p>
                </table:table-cell>
                <table:table-cell table:style-name="Table3.B5" table:number-rows-spanned="2" table:number-columns-spanned="3" office:value-type="string">
                  <text:p text:style-name="P16">Agrupación dentro de la matriz de responsabilidades, además de cambios en el formato.</text:p>
                </table:table-cell>
                <table:covered-table-cell/>
                <table:covered-table-cell/>
              </table:table-row>
              <table:table-row table:style-name="Table3.5">
                <table:covered-table-cell/>
                <table:covered-table-cell/>
                <table:covered-table-cell/>
                <table:covered-table-cell/>
              </table:table-row>
            </table:table>
            <text:p text:style-name="P3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rows-spanned="2" office:value-type="string">
            <text:p text:style-name="P3"><text:span text:style-name="T5">Descripción:</text:span></text:p>
          </table:table-cell>
          <table:table-cell table:style-name="Table4.B9" table:number-rows-spanned="2" table:number-columns-spanned="3" office:value-type="string">
            <text:p text:style-name="P28">Deseamos modificar la matriz de asignación de responsabilidades para que las responsabilidades de cada actividad vayan asociadas a un grupo (ej: Equipo Director) en vez de a un miembro. Además, se cambiará el formato usado, nombrando cada responsabilidad con una letra en mayúscula.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rows-spanned="2" office:value-type="string">
            <text:p text:style-name="P3"><text:span text:style-name="T5">Observaciones:</text:span></text:p>
          </table:table-cell>
          <table:table-cell table:style-name="Table4.B11" table:number-rows-spanned="2" table:number-columns-spanned="3" office:value-type="string">
            <text:p text:style-name="P3">También se aprovecharía para corregir erratas menores en el documento y, sacando factor común con la agrupación, se eliminarán las repeticiones de letras para una actividad.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30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3"><text:span text:style-name="T5">Solicitante:</text:span></text:p>
          </table:table-cell>
          <table:table-cell table:style-name="Table7.B1" office:value-type="string">
            <text:p text:style-name="P13">Jaime Borrego Conde</text:p>
          </table:table-cell>
          <table:table-cell table:style-name="Table7.A1" office:value-type="string">
            <text:p text:style-name="P13"><text:span text:style-name="T5">Fecha de la solicitud:</text:span></text:p>
          </table:table-cell>
          <table:table-cell table:style-name="Table7.D1" office:value-type="string">
            <text:p text:style-name="P14">17 nov 2022</text:p>
          </table:table-cell>
        </table:table-row>
        <table:table-row table:style-name="Table7.2">
          <table:table-cell table:style-name="Table7.A2" office:value-type="string">
            <text:p text:style-name="P13"><text:span text:style-name="T5">Título de la Solicitud</text:span></text:p>
          </table:table-cell>
          <table:table-cell table:style-name="Table7.B2" table:number-columns-spanned="3" office:value-type="string">
            <text:p text:style-name="P27">Plan de Gestión de Recursos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3"><text:span text:style-name="T5">Id de la Solicitud</text:span></text:p>
          </table:table-cell>
          <table:table-cell table:style-name="Table7.B3" table:number-columns-spanned="3" office:value-type="string">
            <text:p text:style-name="P13">S-09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3"><text:span text:style-name="T5">Categoría:</text:span></text:p>
          </table:table-cell>
          <table:table-cell table:style-name="Table7.B4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7.2">
          <table:table-cell table:style-name="Table7.A5" table:number-rows-spanned="2" table:number-columns-spanned="4" office:value-type="string">
            <text:p text:style-name="P31"/>
            <table:table table:name="Table5" table:style-name="Table5">
              <table:table-column table:style-name="Table5.A"/>
              <table:table-column table:style-name="Table5.B" table:number-columns-repeated="2"/>
              <table:table-row table:style-name="Table5.1">
                <table:table-cell table:style-name="Table5.A1" office:value-type="string">
                  <text:list xml:id="list123121159866126" text:continue-list="list1104692610" text:style-name="WWNum9">
                    <text:list-item>
                      <text:p text:style-name="P20">Alcance</text:p>
                    </text:list-item>
                  </text:list>
                </table:table-cell>
                <table:table-cell table:style-name="Table5.A1" office:value-type="string">
                  <text:list xml:id="list123122396934177" text:continue-list="list3420969043" text:style-name="WWNum4">
                    <text:list-item>
                      <text:p text:style-name="P21"><text:span text:style-name="T7">Coste</text:span></text:p>
                    </text:list-item>
                  </text:list>
                </table:table-cell>
                <table:table-cell table:style-name="Table5.A1" office:value-type="string">
                  <text:list xml:id="list123122063287119" text:continue-list="list681875133" text:style-name="WWNum1">
                    <text:list-item>
                      <text:p text:style-name="P22">Calidad</text:p>
                    </text:list-item>
                  </text:list>
                </table:table-cell>
              </table:table-row>
              <table:table-row table:style-name="Table5.1">
                <table:table-cell table:style-name="Table5.A1" office:value-type="string">
                  <text:list xml:id="list123121269488240" text:continue-list="list2218144447" text:style-name="WWNum2">
                    <text:list-item>
                      <text:p text:style-name="P23">Calendario</text:p>
                    </text:list-item>
                  </text:list>
                </table:table-cell>
                <table:table-cell table:style-name="Table5.A1" office:value-type="string">
                  <text:list xml:id="list123122672426675" text:continue-list="list2754667401" text:style-name="WWNum3">
                    <text:list-item>
                      <text:p text:style-name="P24">Requisitos</text:p>
                    </text:list-item>
                  </text:list>
                </table:table-cell>
                <table:table-cell table:style-name="Table5.A1" office:value-type="string">
                  <text:list xml:id="list123122573280201" text:continue-list="list3716736088" text:style-name="WWNum7">
                    <text:list-item>
                      <text:p text:style-name="P25"><text:span text:style-name="T7">Documentos</text:span></text:p>
                    </text:list-item>
                  </text:list>
                </table:table-cell>
              </table:table-row>
            </table:table>
            <text:p text:style-name="P31"/>
          </table:table-cell>
          <table:covered-table-cell/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3"><text:span text:style-name="T5">Impacto:</text:span></text:p>
          </table:table-cell>
          <table:table-cell table:style-name="Table7.B7" table:number-columns-spanned="3" office:value-type="string">
            <text:p text:style-name="P13">Alto</text:p>
          </table:table-cell>
          <table:covered-table-cell/>
          <table:covered-table-cell/>
        </table:table-row>
        <table:table-row table:style-name="Table7.2">
          <table:table-cell table:style-name="Table7.A8" table:number-columns-spanned="4" office:value-type="string">
            <text:p text:style-name="P13"/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13">Costes:</text:p>
                </table:table-cell>
                <table:table-cell table:style-name="Table6.B1" office:value-type="string">
                  <text:list xml:id="list123121936912415" text:continue-list="list123122952914381" text:style-name="WWNum8">
                    <text:list-item>
                      <text:p text:style-name="P17"><text:span text:style-name="T7">Aumentado</text:span></text:p>
                    </text:list-item>
                  </text:list>
                </table:table-cell>
                <table:table-cell table:style-name="Table6.C1" office:value-type="string">
                  <text:list xml:id="list123122710600936" text:continue-list="list123122158462718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6.D1" office:value-type="string">
                  <text:list xml:id="list123121857548673" text:continue-list="list123122120197993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3">Plazos:</text:p>
                </table:table-cell>
                <table:table-cell table:style-name="Table6.B2" office:value-type="string">
                  <text:list xml:id="list123123059527644" text:continue-list="list123121936912415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6.C2" office:value-type="string">
                  <text:list xml:id="list123121924377285" text:continue-list="list123122710600936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6.D2" office:value-type="string">
                  <text:list xml:id="list123122173367450" text:continue-list="list123121857548673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3">Recursos:</text:p>
                </table:table-cell>
                <table:table-cell table:style-name="Table6.B3" office:value-type="string">
                  <text:list xml:id="list123123111059912" text:continue-list="list123123059527644" text:style-name="WWNum8">
                    <text:list-item>
                      <text:p text:style-name="P17"><text:span text:style-name="T7">Aumentado</text:span></text:p>
                    </text:list-item>
                  </text:list>
                </table:table-cell>
                <table:table-cell table:style-name="Table6.C3" office:value-type="string">
                  <text:list xml:id="list123121990057248" text:continue-list="list123121924377285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6.D3" office:value-type="string">
                  <text:list xml:id="list123122024516448" text:continue-list="list123122173367450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p text:style-name="P13">Calidad:</text:p>
                </table:table-cell>
                <table:table-cell table:style-name="Table6.B4" office:value-type="string">
                  <text:list xml:id="list123122223207659" text:continue-list="list123123111059912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6.C4" office:value-type="string">
                  <text:list xml:id="list123123172781404" text:continue-list="list123121990057248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6.D4" office:value-type="string">
                  <text:list xml:id="list123121217405952" text:continue-list="list123122024516448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6.5">
                <table:table-cell table:style-name="Table6.A1" table:number-rows-spanned="2" office:value-type="string">
                  <text:p text:style-name="P13">Otros:</text:p>
                </table:table-cell>
                <table:table-cell table:style-name="Table6.B5" table:number-rows-spanned="2" table:number-columns-spanned="3" office:value-type="string">
                  <text:p text:style-name="P16">Modificación del documento.</text:p>
                </table:table-cell>
                <table:covered-table-cell/>
                <table:covered-table-cell/>
              </table:table-row>
              <table:table-row table:style-name="Table6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3"><text:span text:style-name="T5">Descripción:</text:span></text:p>
          </table:table-cell>
          <table:table-cell table:style-name="Table7.B9" table:number-rows-spanned="2" table:number-columns-spanned="3" office:value-type="string">
            <text:p text:style-name="P15">Adición de recursos en el apartado identificación y estimación de los recursos físicos, ya que no se contemplan instalaciones, necesidades básicas (agua, luz,…), etc.</text:p>
          </table:table-cell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3"><text:span text:style-name="T5">Observaciones:</text:span></text:p>
          </table:table-cell>
          <table:table-cell table:style-name="Table7.B11" table:number-rows-spanned="2" table:number-columns-spanned="3" office:value-type="string">
            <text:p text:style-name="P13">En consecuencia, se modificará la estructura de desglose de recursos para que case con lo especificado en el plan de gestión de recursos. Además, se aprovecharía para corregir erratas menores en el documento </text:p>
          </table:table-cell>
          <table:covered-table-cell/>
          <table:covered-table-cell/>
        </table:table-row>
        <table:table-row table:style-name="Table7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30"/>
      <table:table table:name="Table10" table:style-name="Table10">
        <table:table-column table:style-name="Table10.A" table:number-columns-repeated="4"/>
        <table:table-row table:style-name="Table10.1">
          <table:table-cell table:style-name="Table10.A1" office:value-type="string">
            <text:p text:style-name="P13"><text:span text:style-name="T5">Solicitante:</text:span></text:p>
          </table:table-cell>
          <table:table-cell table:style-name="Table10.B1" office:value-type="string">
            <text:p text:style-name="P13">Jaime Borrego Conde</text:p>
          </table:table-cell>
          <table:table-cell table:style-name="Table10.A1" office:value-type="string">
            <text:p text:style-name="P13"><text:span text:style-name="T5">Fecha de la solicitud:</text:span></text:p>
          </table:table-cell>
          <table:table-cell table:style-name="Table10.D1" office:value-type="string">
            <text:p text:style-name="P14">17 nov 2022</text:p>
          </table:table-cell>
        </table:table-row>
        <table:table-row table:style-name="Table10.2">
          <table:table-cell table:style-name="Table10.A2" office:value-type="string">
            <text:p text:style-name="P13"><text:span text:style-name="T5">Título de la Solicitud</text:span></text:p>
          </table:table-cell>
          <table:table-cell table:style-name="Table10.B2" table:number-columns-spanned="3" office:value-type="string">
            <text:p text:style-name="P13">Plan de Gestión de Adquisiciones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"><text:span text:style-name="T5">Id de la Solicitud</text:span></text:p>
          </table:table-cell>
          <table:table-cell table:style-name="Table10.B3" table:number-columns-spanned="3" office:value-type="string">
            <text:p text:style-name="P13">S-10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"><text:span text:style-name="T5">Categoría:</text:span></text:p>
          </table:table-cell>
          <table:table-cell table:style-name="Table10.B4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0.2">
          <table:table-cell table:style-name="Table10.A5" table:number-rows-spanned="2" table:number-columns-spanned="4" office:value-type="string">
            <text:p text:style-name="P31"/>
            <table:table table:name="Table8" table:style-name="Table8">
              <table:table-column table:style-name="Table8.A"/>
              <table:table-column table:style-name="Table8.B" table:number-columns-repeated="2"/>
              <table:table-row table:style-name="Table8.1">
                <table:table-cell table:style-name="Table8.A1" office:value-type="string">
                  <text:list xml:id="list123121159603335" text:continue-list="list123121159866126" text:style-name="WWNum9">
                    <text:list-item>
                      <text:p text:style-name="P20">Alcance</text:p>
                    </text:list-item>
                  </text:list>
                </table:table-cell>
                <table:table-cell table:style-name="Table8.A1" office:value-type="string">
                  <text:list xml:id="list123122443802408" text:continue-list="list123122396934177" text:style-name="WWNum4">
                    <text:list-item>
                      <text:p text:style-name="P21">Coste</text:p>
                    </text:list-item>
                  </text:list>
                </table:table-cell>
                <table:table-cell table:style-name="Table8.A1" office:value-type="string">
                  <text:list xml:id="list123121920948835" text:continue-list="list123122063287119" text:style-name="WWNum1">
                    <text:list-item>
                      <text:p text:style-name="P22">Calidad</text:p>
                    </text:list-item>
                  </text:list>
                </table:table-cell>
              </table:table-row>
              <table:table-row table:style-name="Table8.1">
                <table:table-cell table:style-name="Table8.A1" office:value-type="string">
                  <text:list xml:id="list123121791515536" text:continue-list="list123121269488240" text:style-name="WWNum2">
                    <text:list-item>
                      <text:p text:style-name="P23">Calendario</text:p>
                    </text:list-item>
                  </text:list>
                </table:table-cell>
                <table:table-cell table:style-name="Table8.A1" office:value-type="string">
                  <text:list xml:id="list123121777340424" text:continue-list="list123122672426675" text:style-name="WWNum3">
                    <text:list-item>
                      <text:p text:style-name="P24">Requisitos</text:p>
                    </text:list-item>
                  </text:list>
                </table:table-cell>
                <table:table-cell table:style-name="Table8.A1" office:value-type="string">
                  <text:list xml:id="list123121248026683" text:continue-list="list123122573280201" text:style-name="WWNum7">
                    <text:list-item>
                      <text:p text:style-name="P25"><text:span text:style-name="T7">Documentos</text:span></text:p>
                    </text:list-item>
                  </text:list>
                </table:table-cell>
              </table:table-row>
            </table:table>
            <text:p text:style-name="P31"/>
          </table:table-cell>
          <table:covered-table-cell/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"><text:span text:style-name="T5">Impacto:</text:span></text:p>
          </table:table-cell>
          <table:table-cell table:style-name="Table10.B7" table:number-columns-spanned="3" office:value-type="string">
            <text:p text:style-name="P13">Medio</text:p>
          </table:table-cell>
          <table:covered-table-cell/>
          <table:covered-table-cell/>
        </table:table-row>
        <table:table-row table:style-name="Table10.2">
          <table:table-cell table:style-name="Table10.A8" table:number-columns-spanned="4" office:value-type="string">
            <text:p text:style-name="P13"/>
            <table:table table:name="Table9" table:style-name="Table9">
              <table:table-column table:style-name="Table9.A" table:number-columns-repeated="4"/>
              <table:table-row table:style-name="Table9.1">
                <table:table-cell table:style-name="Table9.A1" office:value-type="string">
                  <text:p text:style-name="P13">Costes:</text:p>
                </table:table-cell>
                <table:table-cell table:style-name="Table9.B1" office:value-type="string">
                  <text:list xml:id="list123121180891596" text:continue-list="list123122223207659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9.C1" office:value-type="string">
                  <text:list xml:id="list123122709523127" text:continue-list="list123123172781404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9.D1" office:value-type="string">
                  <text:list xml:id="list123121593388131" text:continue-list="list123121217405952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3">Plazos:</text:p>
                </table:table-cell>
                <table:table-cell table:style-name="Table9.B2" office:value-type="string">
                  <text:list xml:id="list123122897362499" text:continue-list="list123121180891596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9.C2" office:value-type="string">
                  <text:list xml:id="list123122090276302" text:continue-list="list123122709523127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9.D2" office:value-type="string">
                  <text:list xml:id="list123123002545484" text:continue-list="list123121593388131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3">Recursos:</text:p>
                </table:table-cell>
                <table:table-cell table:style-name="Table9.B3" office:value-type="string">
                  <text:list xml:id="list123123191087733" text:continue-list="list123122897362499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9.C3" office:value-type="string">
                  <text:list xml:id="list123122739915923" text:continue-list="list123122090276302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9.D3" office:value-type="string">
                  <text:list xml:id="list123122737150748" text:continue-list="list123123002545484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p text:style-name="P13">Calidad:</text:p>
                </table:table-cell>
                <table:table-cell table:style-name="Table9.B4" office:value-type="string">
                  <text:list xml:id="list123122114849911" text:continue-list="list123123191087733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9.C4" office:value-type="string">
                  <text:list xml:id="list123122994948497" text:continue-list="list123122739915923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9.D4" office:value-type="string">
                  <text:list xml:id="list123121555966391" text:continue-list="list123122737150748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9.5">
                <table:table-cell table:style-name="Table9.A1" table:number-rows-spanned="2" office:value-type="string">
                  <text:p text:style-name="P13">Otros:</text:p>
                </table:table-cell>
                <table:table-cell table:style-name="Table9.B5" table:number-rows-spanned="2" table:number-columns-spanned="3" office:value-type="string">
                  <text:p text:style-name="P16">Aumento de las fechas en el Calendario de Adquisiciones.</text:p>
                </table:table-cell>
                <table:covered-table-cell/>
                <table:covered-table-cell/>
              </table:table-row>
              <table:table-row table:style-name="Table9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table:number-rows-spanned="2" office:value-type="string">
            <text:p text:style-name="P13"><text:span text:style-name="T5">Descripción:</text:span></text:p>
          </table:table-cell>
          <table:table-cell table:style-name="Table10.B9" table:number-rows-spanned="2" table:number-columns-spanned="3" office:value-type="string">
            <text:p text:style-name="P15">Se desea añadir las fechas de las adquisiciones de recursos en las fechas del Calendario de Adquisiciones.</text:p>
          </table:table-cell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rows-spanned="2" office:value-type="string">
            <text:p text:style-name="P13"><text:span text:style-name="T5">Observaciones:</text:span></text:p>
          </table:table-cell>
          <table:table-cell table:style-name="Table10.B11" table:number-rows-spanned="2" table:number-columns-spanned="3" office:value-type="string">
            <text:p text:style-name="P13">Se aprovecharía para corregir erratas menores en el documento</text:p>
          </table:table-cell>
          <table:covered-table-cell/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</table:table-row>
      </table:table>
      <text:p text:style-name="Standard"/>
      <text:p text:style-name="P30"/>
      <table:table table:name="Table13" table:style-name="Table13">
        <table:table-column table:style-name="Table13.A" table:number-columns-repeated="4"/>
        <table:table-row table:style-name="Table13.1">
          <table:table-cell table:style-name="Table13.A1" office:value-type="string">
            <text:p text:style-name="P13"><text:span text:style-name="T5">Solicitante:</text:span></text:p>
          </table:table-cell>
          <table:table-cell table:style-name="Table13.B1" office:value-type="string">
            <text:p text:style-name="P13">Jaime Borrego Conde</text:p>
          </table:table-cell>
          <table:table-cell table:style-name="Table13.A1" office:value-type="string">
            <text:p text:style-name="P13"><text:span text:style-name="T5">Fecha de la solicitud:</text:span></text:p>
          </table:table-cell>
          <table:table-cell table:style-name="Table13.D1" office:value-type="string">
            <text:p text:style-name="P14">17 nov 2022</text:p>
          </table:table-cell>
        </table:table-row>
        <table:table-row table:style-name="Table13.2">
          <table:table-cell table:style-name="Table13.A2" office:value-type="string">
            <text:p text:style-name="P13"><text:span text:style-name="T5">Título de la Solicitud</text:span></text:p>
          </table:table-cell>
          <table:table-cell table:style-name="Table13.B2" table:number-columns-spanned="3" office:value-type="string">
            <text:p text:style-name="P27">Plan de Gestión de la Configuración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3"><text:span text:style-name="T5">Id de la Solicitud</text:span></text:p>
          </table:table-cell>
          <table:table-cell table:style-name="Table13.B3" table:number-columns-spanned="3" office:value-type="string">
            <text:p text:style-name="P13">S-11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3"><text:span text:style-name="T5">Categoría:</text:span></text:p>
          </table:table-cell>
          <table:table-cell table:style-name="Table13.B4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3.2">
          <table:table-cell table:style-name="Table13.A5" table:number-rows-spanned="2" table:number-columns-spanned="4" office:value-type="string">
            <text:p text:style-name="P31"/>
            <table:table table:name="Table11" table:style-name="Table11">
              <table:table-column table:style-name="Table11.A"/>
              <table:table-column table:style-name="Table11.B" table:number-columns-repeated="2"/>
              <table:table-row table:style-name="Table11.1">
                <table:table-cell table:style-name="Table11.A1" office:value-type="string">
                  <text:list xml:id="list123122886154126" text:continue-list="list123121159603335" text:style-name="WWNum9">
                    <text:list-item>
                      <text:p text:style-name="P20">Alcance</text:p>
                    </text:list-item>
                  </text:list>
                </table:table-cell>
                <table:table-cell table:style-name="Table11.A1" office:value-type="string">
                  <text:list xml:id="list123121253082387" text:continue-list="list123122443802408" text:style-name="WWNum4">
                    <text:list-item>
                      <text:p text:style-name="P21">Coste</text:p>
                    </text:list-item>
                  </text:list>
                </table:table-cell>
                <table:table-cell table:style-name="Table11.A1" office:value-type="string">
                  <text:list xml:id="list123122732441190" text:continue-list="list123121920948835" text:style-name="WWNum1">
                    <text:list-item>
                      <text:p text:style-name="P22">Calidad</text:p>
                    </text:list-item>
                  </text:list>
                </table:table-cell>
              </table:table-row>
              <table:table-row table:style-name="Table11.1">
                <table:table-cell table:style-name="Table11.A1" office:value-type="string">
                  <text:list xml:id="list123122439322523" text:continue-list="list123121791515536" text:style-name="WWNum2">
                    <text:list-item>
                      <text:p text:style-name="P23">Calendario</text:p>
                    </text:list-item>
                  </text:list>
                </table:table-cell>
                <table:table-cell table:style-name="Table11.A1" office:value-type="string">
                  <text:list xml:id="list123121787370908" text:continue-list="list123121777340424" text:style-name="WWNum3">
                    <text:list-item>
                      <text:p text:style-name="P24">Requisitos</text:p>
                    </text:list-item>
                  </text:list>
                </table:table-cell>
                <table:table-cell table:style-name="Table11.A1" office:value-type="string">
                  <text:list xml:id="list123123258570445" text:continue-list="list123121248026683" text:style-name="WWNum7">
                    <text:list-item>
                      <text:p text:style-name="P25"><text:span text:style-name="T7">Documentos</text:span></text:p>
                    </text:list-item>
                  </text:list>
                </table:table-cell>
              </table:table-row>
            </table:table>
            <text:p text:style-name="P31"/>
          </table:table-cell>
          <table:covered-table-cell/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3"><text:span text:style-name="T5">Impacto:</text:span></text:p>
          </table:table-cell>
          <table:table-cell table:style-name="Table13.B7" table:number-columns-spanned="3" office:value-type="string">
            <text:p text:style-name="P13">Medio</text:p>
          </table:table-cell>
          <table:covered-table-cell/>
          <table:covered-table-cell/>
        </table:table-row>
        <table:table-row table:style-name="Table13.2">
          <table:table-cell table:style-name="Table13.A8" table:number-columns-spanned="4" office:value-type="string">
            <text:p text:style-name="P13"/>
            <table:table table:name="Table12" table:style-name="Table12">
              <table:table-column table:style-name="Table12.A" table:number-columns-repeated="4"/>
              <table:table-row table:style-name="Table12.1">
                <table:table-cell table:style-name="Table12.A1" office:value-type="string">
                  <text:p text:style-name="P13">Costes:</text:p>
                </table:table-cell>
                <table:table-cell table:style-name="Table12.B1" office:value-type="string">
                  <text:list xml:id="list123121257800297" text:continue-list="list123122114849911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12.C1" office:value-type="string">
                  <text:list xml:id="list123121613938201" text:continue-list="list123122994948497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12.D1" office:value-type="string">
                  <text:list xml:id="list123122985483384" text:continue-list="list123121555966391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3">Plazos:</text:p>
                </table:table-cell>
                <table:table-cell table:style-name="Table12.B2" office:value-type="string">
                  <text:list xml:id="list123121283724665" text:continue-list="list123121257800297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12.C2" office:value-type="string">
                  <text:list xml:id="list123123171966738" text:continue-list="list123121613938201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12.D2" office:value-type="string">
                  <text:list xml:id="list123121505646105" text:continue-list="list123122985483384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3">Recursos:</text:p>
                </table:table-cell>
                <table:table-cell table:style-name="Table12.B3" office:value-type="string">
                  <text:list xml:id="list123122502994190" text:continue-list="list123121283724665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12.C3" office:value-type="string">
                  <text:list xml:id="list123121590821007" text:continue-list="list123123171966738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12.D3" office:value-type="string">
                  <text:list xml:id="list123122367869722" text:continue-list="list123121505646105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12.1">
                <table:table-cell table:style-name="Table12.A1" office:value-type="string">
                  <text:p text:style-name="P13">Calidad:</text:p>
                </table:table-cell>
                <table:table-cell table:style-name="Table12.B4" office:value-type="string">
                  <text:list xml:id="list123122880849673" text:continue-list="list123122502994190" text:style-name="WWNum8">
                    <text:list-item>
                      <text:p text:style-name="P17">Aumentado</text:p>
                    </text:list-item>
                  </text:list>
                </table:table-cell>
                <table:table-cell table:style-name="Table12.C4" office:value-type="string">
                  <text:list xml:id="list123121823863855" text:continue-list="list123121590821007" text:style-name="WWNum6">
                    <text:list-item>
                      <text:p text:style-name="P18">Disminuido</text:p>
                    </text:list-item>
                  </text:list>
                </table:table-cell>
                <table:table-cell table:style-name="Table12.D4" office:value-type="string">
                  <text:list xml:id="list123121451000338" text:continue-list="list123122367869722" text:style-name="WWNum5">
                    <text:list-item>
                      <text:p text:style-name="P19">Modificado</text:p>
                    </text:list-item>
                  </text:list>
                </table:table-cell>
              </table:table-row>
              <table:table-row table:style-name="Table12.5">
                <table:table-cell table:style-name="Table12.A1" table:number-rows-spanned="2" office:value-type="string">
                  <text:p text:style-name="P13">Otros:</text:p>
                </table:table-cell>
                <table:table-cell table:style-name="Table12.B5" table:number-rows-spanned="2" table:number-columns-spanned="3" office:value-type="string">
                  <text:p text:style-name="P16">Adición del versionado.</text:p>
                </table:table-cell>
                <table:covered-table-cell/>
                <table:covered-table-cell/>
              </table:table-row>
              <table:table-row table:style-name="Table12.5">
                <table:covered-table-cell/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</table:table-row>
        <table:table-row table:style-name="Table13.2">
          <table:table-cell table:style-name="Table13.A2" table:number-rows-spanned="2" office:value-type="string">
            <text:p text:style-name="P13"><text:span text:style-name="T5">Descripción:</text:span></text:p>
          </table:table-cell>
          <table:table-cell table:style-name="Table13.B9" table:number-rows-spanned="2" table:number-columns-spanned="3" office:value-type="string">
            <text:p text:style-name="P15">Se desea añadir cómo se va a realizar el versionado, ya que en el documento actual se dan indicaciones pero no se explica de forma implícita como se realizará.</text:p>
          </table:table-cell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table:number-rows-spanned="2" office:value-type="string">
            <text:p text:style-name="P13"><text:span text:style-name="T5">Observaciones:</text:span></text:p>
          </table:table-cell>
          <table:table-cell table:style-name="Table13.B11" table:number-rows-spanned="2" table:number-columns-spanned="3" office:value-type="string">
            <text:p text:style-name="P13">Se aprovecharía para corregir erratas menores en el documento</text:p>
          </table:table-cell>
          <table:covered-table-cell/>
          <table:covered-table-cell/>
        </table:table-row>
        <table:table-row table:style-name="Table13.2"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55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270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134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-left="none" fo:border-right="none" fo:border-top="none" fo:border-bottom="1pt solid #000000"/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0896in"/>
    </style:style>
    <style:style style:name="Table15.B" style:family="table-column">
      <style:table-column-properties style:column-width="2.090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4" table:style-name="Table14">
          <table:table-column table:style-name="Table14.A" table:number-columns-repeated="2"/>
          <table:table-row table:style-name="Table14.1">
            <table:table-cell table:style-name="Table14.A1" office:value-type="string">
              <text:p text:style-name="MP2"><text:span text:style-name="MT1">Solicitud de Cambio</text:span></text:p>
            </table:table-cell>
            <table:table-cell table:style-name="Table14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5" table:style-name="Table15">
          <table:table-column table:style-name="Table15.A"/>
          <table:table-column table:style-name="Table15.B" table:number-columns-repeated="2"/>
          <table:table-row table:style-name="Table15.1">
            <table:table-cell table:style-name="Table15.A1" office:value-type="string">
              <text:p text:style-name="MP2"><text:span text:style-name="MT3">Grupo 3.7</text:span></text:p>
            </table:table-cell>
            <table:table-cell table:style-name="Table15.A1" office:value-type="string">
              <text:p text:style-name="MP4"><text:span text:style-name="MT3">13 nov 2022</text:span></text:p>
            </table:table-cell>
            <table:table-cell table:style-name="Table15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0" meta:object-count="0" meta:page-count="5" meta:paragraph-count="173" meta:word-count="542" meta:character-count="3302" meta:non-whitespace-character-count="3004"/>
    <meta:generator>LibreOfficeDev/6.0.5.2$Linux_X86_64 LibreOffice_project/</meta:generator>
  </office:meta>
</office:document-meta>
</file>